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F" svg:font-family="" style:font-family-generic="roman"/>
    <style:font-face style:name="Times New Roman,Bold" svg:font-family="'Times New Roman,Bold'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T1" style:family="text">
      <style:text-properties fo:color="#000000" style:font-name="Times New Roman,Bold" fo:font-size="14pt" fo:font-style="normal" fo:font-weight="bold" style:font-name-asian="Times New Roman,Bold" style:font-size-asian="14pt" style:font-style-asian="normal" style:font-weight-asian="bold" style:font-name-complex="Times New Roman,Bold" style:font-size-complex="8pt" style:font-style-complex="normal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1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>
            <text:p>Khi làm việc, những xúc cảm tiêu cực <text:s/>làm ảnh hưởng tới kết quả công việc.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Những cảm xúc làm ảnh hưởng đến quá trình làm việc của nhóm.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Khi một người mới vào nhóm. Cảm xúc của những thành viên trong nhóm tạo thành ảnh hưởng cho người mới.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Để ngăn cản những cảm xúc tiêu cực, tăng những cảm xúc tích cực nhóm tóm lược một phần của quyển sách trí tuệ cảm xúc ứng dụng trong công việc 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hần được trích đẫn là Sự tự kiểm soát.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phần này nói về các nguyên nhân, giải pháp </text:p>
          </table:table-cell>
          <table:table-cell table:number-columns-repeated="7"/>
          <table:table-cell table:style-name="ce1" office:value-type="string">
            <text:p><text:s/><text:span text:style-name="T1">Khi cảm xúc quá nóng</text:span></text:p>
          </table:table-cell>
        </table:table-row>
        <table:table-row table:style-name="ro1">
          <table:table-cell table:number-columns-repeated="2"/>
          <table:table-cell office:value-type="string">
            <text:p>Stress là một nguyên nhân gây ra việc làm việc không hiệu quả.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khả năng tự điều chỉnh : là khả năng tự kiểm soát trước căng thẳng và khả năng thích ứng nhanh với thay đổi -&gt; bình tĩnh trước khủng hoảng.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ự tự kiểm soát cảm xúc khác với kiểm soát hoàn toàn làm cảm xúc tăng mạnh lên. Kìm nến quá lâu làm gia tăng sự xa sút trí tuệ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năng lực cảm xúc ám chỉ chúng ta biểu đạt cảm xúc như thế nào( khôn khéo và tế nhị )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tự kiểm soát 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sự điềm tĩnh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tránh lúng túng hay điều khiễn thái độ của người khác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bình tĩnh cho dù bị khiêu kích như thế nào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sự sáng tạo : </text:p>
          </table:table-cell>
          <table:table-cell office:value-type="string">
            <text:p>sự chuẩn bị, nuôi dưỡng, rõ ràng, thực hiện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,Bold" svg:font-family="'Times New Roman,Bold'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8">05/28/2017</text:date>, <text:time>21:47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3M7S</meta:editing-duration>
    <meta:editing-cycles>3</meta:editing-cycles>
    <meta:generator>OpenOffice/4.1.3$Win32 OpenOffice.org_project/413m1$Build-9783</meta:generator>
    <dc:date>2017-05-28T21:47:27.64</dc:date>
    <dc:creator>MR Hoang Vu</dc:creator>
    <meta:document-statistic meta:table-count="3" meta:cell-count="17" meta:object-count="0"/>
    <meta:user-defined meta:name="Info 1"/>
    <meta:user-defined meta:name="Info 2"/>
    <meta:user-defined meta:name="Info 3"/>
    <meta:user-defined meta:name="Info 4"/>
  </office:meta>
</office:document-meta>
</file>